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IMENTOS ESPINEL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2617464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918176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OMEZ SAAVEDRA, JANET ELIZABET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81001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HUQUICONDOR PANGALIMA, DIEGO NATIVIDAD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684630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27.5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10.3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0.3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1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23:50:5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